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yers (In order top to bottom):</text:p>
      <text:p text:style-name="Standard">Application<text:tab/><text:tab/><text:tab/><text:tab/>Messages</text:p>
      <text:p text:style-name="Standard">Transport<text:tab/><text:tab/><text:tab/><text:tab/>Segments</text:p>
      <text:p text:style-name="Standard">Network<text:tab/><text:tab/><text:tab/><text:tab/>Datagram</text:p>
      <text:p text:style-name="Standard">Link<text:tab/>–<text:tab/>This material<text:tab/><text:tab/>Frames</text:p>
      <text:p text:style-name="Standard">Physical</text:p>
      <text:p text:style-name="Standard"/>
      <text:p text:style-name="Standard"/>
      <text:p text:style-name="Standard">Error detection and error correction</text:p>
      <text:p text:style-name="Standard"/>
      <text:p text:style-name="Standard">Parity Check – Even / Odd</text:p>
      <text:p text:style-name="Standard"/>
      <text:p text:style-name="Standard">Even Parity – Even number of ones</text:p>
      <text:p text:style-name="Standard">Odd Parity – Odd number of ones</text:p>
      <text:p text:style-name="Standard"/>
      <text:p text:style-name="Standard">To be able to check we add a parity bit to the end of the data, either a one or a 0.</text:p>
      <text:p text:style-name="Standard"/>
      <text:p text:style-name="Standard">Parity bit:</text:p>
      <text:p text:style-name="Standard">1 – Even parity</text:p>
      <text:p text:style-name="Standard">0 – Odd parity</text:p>
      <text:p text:style-name="Standard"/>
      <text:p text:style-name="Standard">Most errors occur in bursts, long strings of correct bits followed by a lot of noise, and so on.</text:p>
      <text:p text:style-name="Standard"/>
      <text:p text:style-name="Standard">Multiple parity check:</text:p>
      <text:p text:style-name="Standard">111010110</text:p>
      <text:p text:style-name="Standard">111|010|110 – Split bit into segments</text:p>
      <text:p text:style-name="Standard"/>
      <text:p text:style-name="Standard">Compute parity:</text:p>
      <text:p text:style-name="Standard">111|1</text:p>
      <text:p text:style-name="Standard">010|1</text:p>
      <text:p text:style-name="Standard">110|0</text:p>
      <text:p text:style-name="Standard">_____</text:p>
      <text:p text:style-name="Standard">011|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 = 11010111</text:p>
      <text:p text:style-name="Standard">G = 1010</text:p>
      <text:p text:style-name="Standard"/>
      <text:p text:style-name="Standard">1010 / 11010111 = 11101 R 101</text:p>
      <text:p text:style-name="Standard"><text:tab/>1010 (Take Exclusive or)</text:p>
      <text:p text:style-name="Standard"><text:tab/>------</text:p>
      <text:p text:style-name="Standard"><text:tab/>1110</text:p>
      <text:p text:style-name="Standard"><text:tab/>1010</text:p>
      <text:p text:style-name="Standard"><text:tab/>--------</text:p>
      <text:p text:style-name="Standard"><text:tab/> <text:s/>1001</text:p>
      <text:p text:style-name="Standard"><text:tab/> <text:s/>1010</text:p>
      <text:p text:style-name="Standard"><text:tab/> <text:s/>-------</text:p>
      <text:p text:style-name="Standard"><text:tab/> <text:s text:c="3"/>1111</text:p>
      <text:p text:style-name="Standard"><text:tab/> <text:s text:c="3"/>1010</text:p>
      <text:p text:style-name="Standard"><text:tab/> <text:s text:c="3"/>------</text:p>
      <text:p text:style-name="Standard"><text:tab/> <text:s text:c="6"/><text:span text:style-name="T1">101</text:span></text:p>
      <text:p text:style-name="Standard"><text:span text:style-name="T1"/></text:p>
      <text:p text:style-name="P1">Tack Remainder on to End of Data for parity bit</text:p>
      <text:p text:style-name="P1"><text:tab/>D = 11010111 | 101</text:p>
      <text:p text:style-name="P2"/>
      <text:p text:style-name="P1"/>
      <text:p text:style-name="P1">D = 1011010</text:p>
      <text:p text:style-name="P1">G = 110</text:p>
      <text:p text:style-name="P1"/>
      <text:p text:style-name="P1"><text:tab/> <text:s text:c="2"/>110 / 1011010 = 1101 R 000</text:p>
      <text:p text:style-name="P1"><text:tab/><text:tab/>110</text:p>
      <text:p text:style-name="P1"><text:tab/><text:tab/>-----</text:p>
      <text:p text:style-name="P1"><text:tab/><text:tab/> <text:s/>111</text:p>
      <text:p text:style-name="P1"><text:tab/><text:tab/> <text:s/>110</text:p>
      <text:p text:style-name="P1"><text:tab/><text:tab/> <text:s/>-----</text:p>
      <text:p text:style-name="P1"><text:tab/><text:tab/> <text:s text:c="6"/>101</text:p>
      <text:p text:style-name="P1"><text:tab/><text:tab/> <text:s text:c="6"/>110</text:p>
      <text:p text:style-name="P1"><text:tab/><text:tab/> <text:s text:c="6"/>-----</text:p>
      <text:p text:style-name="P1"><text:tab/><text:tab/> <text:s text:c="9"/>110</text:p>
      <text:p text:style-name="P1"><text:tab/><text:tab/> <text:s text:c="9"/>110</text:p>
      <text:p text:style-name="P1"><text:tab/><text:tab/> <text:s text:c="9"/>-----</text:p>
      <text:p text:style-name="P1"><text:tab/><text:tab/><text:tab/><text:span text:style-name="T1">000</text:span></text:p>
      <text:p text:style-name="P1"><text:span text:style-name="T1"/></text:p>
      <text:p text:style-name="P1">Tack Remainder on to End of Data for parity bit</text:p>
      <text:p text:style-name="P1"><text:tab/>D = 1011010 | 000</text:p>
      <text:p text:style-name="P1"/>
      <text:p text:style-name="P1"/>
      <text:p text:style-name="P1"/>
      <text:p text:style-name="P1"/>
      <text:p text:style-name="P1"/>
      <text:p text:style-name="P1"><text:soft-page-break/>Problem:<text:tab/>Multiple Access Protocols</text:p>
      <text:p text:style-name="P1"/>
      <text:p text:style-name="P1">________________</text:p>
      <text:p text:style-name="P1"><text:tab/>|<text:tab/>|</text:p>
      <text:p text:style-name="P1"><text:tab/>C1<text:tab/>C2</text:p>
      <text:p text:style-name="P1">If both computers send at the same time the connection will get garbled upon reaching the common line</text:p>
      <text:p text:style-name="P1"/>
      <text:p text:style-name="P1">MAC = Media Access Control</text:p>
      <text:p text:style-name="P1"/>
      <text:p text:style-name="P1">Same can happen with wireless – Both use the same airwave simultaneously.</text:p>
      <text:p text:style-name="P1"/>
      <text:p text:style-name="P1">'slotted' ALOHA – Divide time into discreet intervals where a machine was only allowed to broadcast during allotted time interv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381<text:tab/>ICN<text:tab/>2012112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1-27T13:42:46</meta:creation-date>
    <dc:date>2012-11-27T14:33:18</dc:date>
    <dc:creator>Braden Licastro</dc:creator>
    <meta:editing-duration>PT48M39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3" meta:paragraph-count="67" meta:word-count="261" meta:character-count="1462" meta:non-whitespace-character-count="1131"/>
  </office:meta>
</office:document-meta>
</file>